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2293" officeooo:paragraph-rsid="00102293" style:font-weight-asian="bold" style:font-weight-complex="bold"/>
    </style:style>
    <style:style style:name="P2" style:family="paragraph" style:parent-style-name="Standard">
      <style:text-properties fo:font-weight="bold" officeooo:rsid="0011edd5" officeooo:paragraph-rsid="0011edd5" style:font-weight-asian="bold" style:font-weight-complex="bold"/>
    </style:style>
    <style:style style:name="P3" style:family="paragraph" style:parent-style-name="Standard">
      <style:text-properties fo:font-weight="normal" officeooo:rsid="00102293" officeooo:paragraph-rsid="00102293" style:font-weight-asian="normal" style:font-weight-complex="normal"/>
    </style:style>
    <style:style style:name="P4" style:family="paragraph" style:parent-style-name="Standard">
      <style:text-properties fo:font-weight="normal" officeooo:rsid="0011df04" officeooo:paragraph-rsid="0011df04" style:font-weight-asian="normal" style:font-weight-complex="normal"/>
    </style:style>
    <style:style style:name="P5" style:family="paragraph" style:parent-style-name="Standard">
      <style:text-properties fo:font-weight="normal" officeooo:rsid="0011edd5" officeooo:paragraph-rsid="0011edd5" style:font-weight-asian="normal" style:font-weight-complex="normal"/>
    </style:style>
    <style:style style:name="P6" style:family="paragraph" style:parent-style-name="Preformatted_20_Text">
      <style:text-properties fo:font-weight="normal" officeooo:rsid="0011edd5" officeooo:paragraph-rsid="0011edd5" style:font-weight-asian="normal" style:font-weight-complex="normal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1df04"/>
    </style:style>
    <style:style style:name="T2" style:family="text">
      <style:text-properties officeooo:rsid="0011e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ned Mentorhsip: AI-Coordinated Instruction Generation</text:p>
      <text:p text:style-name="P3">Scarafoni Dan, Guo Philip</text:p>
      <text:p text:style-name="P3"/>
      <text:p text:style-name="P1">Abstract</text:p>
      <text:p text:style-name="P3">So called “unskilled jobs” such as deli clerks and table waiting in fact require <text:span text:style-name="T1">a number of</text:span> skills to do well; these skills are often learned on the job through experience and mentorship situations. The process could be simplified with instruction written by professionals. Canned Mentorship is a system which allows small groups of professionals to create comprehensive instructions for day-to-day tasks in their jobs for use by newer staff, reducing the need for supervision. This program uses a front-end user interface which allows users to view the instructions as they are being formed and vote on editions and revisions. A back-end server collects the natural language data and parses it to coordinate <text:span text:style-name="T1">the groups ideas. The end result is a list of instructions describing a particular task.</text:span></text:p>
      <text:p text:style-name="P3"/>
      <text:p text:style-name="P4">Skills needed:</text:p>
      <text:p text:style-name="P4"><text:tab/>-effective user interface design</text:p>
      <text:p text:style-name="P4"><text:tab/>-data visualization </text:p>
      <text:p text:style-name="P4"><text:tab/>-machine learning</text:p>
      <text:p text:style-name="P4"><text:tab/>-natural language processing</text:p>
      <text:p text:style-name="P4"><text:tab/>-crowd-sourcing coordination</text:p>
      <text:p text:style-name="P4"/>
      <text:p text:style-name="P4"/>
      <text:p text:style-name="P2">annotations</text:p>
      <text:p text:style-name="P5"/>
      <text:p text:style-name="P6">@article{jagadeesh2005sentence,</text:p>
      <text:p text:style-name="Preformatted_20_Text"><text:s text:c="2"/>title={Sentence Extraction Based Single Document Summarization},</text:p>
      <text:p text:style-name="Preformatted_20_Text"><text:s text:c="2"/>author={Jagadeesh, J and Pingali, Prasad and Varma, Vasudeva},</text:p>
      <text:p text:style-name="Preformatted_20_Text"><text:s text:c="2"/>journal={International Institute of Information Technology, Hyderabad, India},</text:p>
      <text:p text:style-name="Preformatted_20_Text"><text:s text:c="2"/>volume={5},</text:p>
      <text:p text:style-name="Preformatted_20_Text"><text:s text:c="2"/>year={2005}</text:p>
      <text:p text:style-name="P7">}</text:p>
      <text:p text:style-name="P7"><text:tab/>-<text:span text:style-name="T2">features- sentence level: verb in sentence? Referring pronouns, sentence length,</text:span></text:p>
      <text:p text:style-name="P7"><text:tab/><text:tab/><text:span text:style-name="T2">word level:term frequency, length of word, part of speech tag, named entity</text:span></text:p>
      <text:p text:style-name="P7">@inproceedings{lasecki2013chorus,</text:p>
      <text:p text:style-name="Preformatted_20_Text"><text:s text:c="2"/>title={Chorus: a crowd-powered conversational assistant},</text:p>
      <text:p text:style-name="Preformatted_20_Text"><text:s text:c="2"/>author={Lasecki, Walter S and Wesley, Rachel and Nichols, Jeffrey and Kulkarni, Anand and Allen, James F and Bigham, Jeffrey P},</text:p>
      <text:p text:style-name="Preformatted_20_Text"><text:s text:c="2"/>booktitle={Proceedings of the 26th annual ACM symposium on User interface software and technology},</text:p>
      <text:p text:style-name="Preformatted_20_Text"><text:s text:c="2"/>pages={151--162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carafoni</meta:initial-creator>
    <meta:creation-date>2014-09-08T14:54:33.500996915</meta:creation-date>
    <dc:date>2014-10-23T12:15:14.519935022</dc:date>
    <dc:creator>Daniel Scarafoni</dc:creator>
    <meta:editing-duration>PT2M46S</meta:editing-duration>
    <meta:editing-cycles>3</meta:editing-cycles>
    <meta:generator>LibreOffice/4.2.6.3$Linux_X86_64 LibreOffice_project/420$Build-3</meta:generator>
    <meta:document-statistic meta:table-count="0" meta:image-count="0" meta:object-count="0" meta:page-count="1" meta:paragraph-count="28" meta:word-count="245" meta:character-count="1846" meta:non-whitespace-character-count="1599"/>
  </office:meta>
</office:document-meta>
</file>